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4">
      <text:list-level-style-bullet text:level="1" text:style-name="WW_CharLFO4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4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4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4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4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4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4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4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4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style:style style:name="P1" style:parent-style-name="Heading1" style:master-page-name="MP0" style:family="paragraph">
      <style:paragraph-properties fo:break-before="page" fo:margin-top="0in" fo:background-color="#F5FCFF"/>
      <style:text-properties style:font-name="Segoe UI" style:font-name-asian="Times New Roman" style:font-name-complex="Segoe UI" fo:color="#10162F"/>
    </style:style>
    <style:style style:name="P2" style:parent-style-name="ListParagraph" style:family="paragraph">
      <style:paragraph-properties fo:margin-left="1in">
        <style:tab-stops/>
      </style:paragraph-properties>
      <style:text-properties fo:font-weight="bold" style:font-weight-asian="bold" style:font-weight-complex="bold"/>
    </style:style>
    <style:style style:name="P3" style:parent-style-name="ListParagraph" style:family="paragraph">
      <style:text-properties fo:font-weight="bold" style:font-weight-asian="bold" style:font-weight-complex="bold"/>
    </style:style>
    <style:style style:name="P4" style:parent-style-name="ListParagraph" style:family="paragraph">
      <style:text-properties fo:font-weight="bold" style:font-weight-asian="bold" style:font-weight-complex="bold"/>
    </style:style>
    <style:style style:name="P5" style:parent-style-name="ListParagraph" style:family="paragraph">
      <style:text-properties fo:font-weight="bold" style:font-weight-asian="bold" style:font-weight-complex="bold"/>
    </style:style>
    <style:style style:name="P6" style:parent-style-name="ListParagraph" style:family="paragraph">
      <style:text-properties fo:font-weight="bold" style:font-weight-asian="bold" style:font-weight-complex="bold"/>
    </style:style>
    <style:style style:name="P7" style:parent-style-name="ListParagraph" style:family="paragraph">
      <style:text-properties fo:font-weight="bold" style:font-weight-asian="bold" style:font-weight-complex="bold"/>
    </style:style>
    <style:style style:name="P8" style:parent-style-name="ListParagraph" style:family="paragraph">
      <style:text-properties fo:font-weight="bold" style:font-weight-asian="bold" style:font-weight-complex="bold"/>
    </style:style>
    <style:style style:name="P9" style:parent-style-name="ListParagraph" style:family="paragraph">
      <style:text-properties fo:font-weight="bold" style:font-weight-asian="bold" style:font-weight-complex="bold"/>
    </style:style>
    <style:style style:name="P10" style:parent-style-name="ListParagraph" style:family="paragraph">
      <style:text-properties fo:font-weight="bold" style:font-weight-asian="bold" style:font-weight-complex="bold"/>
    </style:style>
    <style:style style:name="P11" style:parent-style-name="ListParagraph" style:family="paragraph">
      <style:text-properties fo:font-weight="bold" style:font-weight-asian="bold" style:font-weight-complex="bold" fo:font-style="italic" style:font-style-asian="italic" style:font-style-complex="italic"/>
    </style:style>
    <style:style style:name="P12" style:parent-style-name="ListParagraph" style:family="paragraph">
      <style:text-properties fo:font-weight="bold" style:font-weight-asian="bold" style:font-weight-complex="bold"/>
    </style:style>
    <style:style style:name="P13" style:parent-style-name="ListParagraph" style:family="paragraph">
      <style:text-properties fo:font-weight="bold" style:font-weight-asian="bold" style:font-weight-complex="bold"/>
    </style:style>
    <style:style style:name="P14" style:parent-style-name="ListParagraph" style:family="paragraph">
      <style:text-properties fo:font-weight="bold" style:font-weight-asian="bold" style:font-weight-complex="bold"/>
    </style:style>
    <style:style style:name="P15" style:parent-style-name="ListParagraph" style:family="paragraph">
      <style:text-properties fo:font-weight="bold" style:font-weight-asian="bold" style:font-weight-complex="bold"/>
    </style:style>
    <style:style style:name="P16" style:parent-style-name="ListParagraph" style:family="paragraph">
      <style:text-properties fo:font-weight="bold" style:font-weight-asian="bold" style:font-weight-complex="bold"/>
    </style:style>
    <style:style style:name="P17" style:parent-style-name="ListParagraph" style:family="paragraph">
      <style:text-properties fo:font-weight="bold" style:font-weight-asian="bold" style:font-weight-complex="bold"/>
    </style:style>
    <style:style style:name="P18" style:parent-style-name="ListParagraph" style:family="paragraph">
      <style:text-properties fo:font-weight="bold" style:font-weight-asian="bold" style:font-weight-complex="bold"/>
    </style:style>
    <style:style style:name="P19" style:parent-style-name="ListParagraph" style:family="paragraph">
      <style:text-properties fo:font-weight="bold" style:font-weight-asian="bold" style:font-weight-complex="bold"/>
    </style:style>
    <style:style style:name="P20" style:parent-style-name="ListParagraph" style:family="paragraph">
      <style:paragraph-properties fo:margin-left="2in">
        <style:tab-stops/>
      </style:paragraph-properties>
      <style:text-properties fo:font-weight="bold" style:font-weight-asian="bold" style:font-weight-complex="bold"/>
    </style:style>
    <style:style style:name="P21" style:parent-style-name="ListParagraph" style:family="paragraph">
      <style:text-properties fo:font-weight="bold" style:font-weight-asian="bold" style:font-weight-complex="bold"/>
    </style:style>
    <style:style style:name="P22" style:parent-style-name="ListParagraph" style:family="paragraph">
      <style:text-properties fo:font-weight="bold" style:font-weight-asian="bold" style:font-weight-complex="bold"/>
    </style:style>
  </office:automatic-styles>
  <office:body>
    <office:text text:use-soft-page-breaks="true">
      <text:h text:style-name="P1" text:outline-level="1">HTML 5 Features:</text:h>
      <text:p text:style-name="ListParagraph">With invent of features in HTML5 it is not only possible to create better static websites but we can also create dynamic websites. Features such as audio, video, animations etc can be added to the webpage now without the use of JS.</text:p>
      <text:p text:style-name="ListParagraph"><text:s text:c="11"/>Along with this it is possible to make our website responsive without the use of third party plugs. It is the need of an hour as equal number of users are assessing the website from desktop as that are from the smartphones.</text:p>
      <text:p text:style-name="P2">New features of<text:s/>HTML5:</text:p>
      <text:list text:style-name="LFO4" text:continue-numbering="true">
        <text:list-item>
          <text:p text:style-name="P3">Video and audio:Video and audio are the new tags which allow to embed a video in the website</text:p>
        </text:list-item>
        <text:list-item>
          <text:p text:style-name="P4">Nav:The nav element is used for the part of a internet site that links to different pages at the website. The hyperlinks can be organized a number of approaches.<text:s/></text:p>
        </text:list-item>
        <text:list-item>
          <text:p text:style-name="P5">Header:The header element can be used to institution collectively introductory factors on a website, such as a business enterprise brand, navigation objects, and occasionally, a search form.</text:p>
        </text:list-item>
        <text:list-item>
          <text:p text:style-name="P6">Footer:Footer is a tag, used to define the footer of a document or a section. Usually it contains the information about author and copyright etc. Address tag may be used to mark up the contact information in the footer.</text:p>
        </text:list-item>
        <text:list-item>
          <text:p text:style-name="P7">Section:Section tag is used to divide a document or in parts or sections. For example: An article can have many sections like header, footer, latest news and section for main content etc.</text:p>
        </text:list-item>
        <text:list-item>
          <text:p text:style-name="P8">Main:main is a tag which is used to contain the main content of the page. More than one main tag is not accepted in the document and this tag can not be inside in article, aside, footer, header tags</text:p>
        </text:list-item>
        <text:list-item>
          <text:p text:style-name="P9">Figure and Figcaption:it has become semantically possible to insert an image in a page with its caption.</text:p>
        </text:list-item>
        <text:list-item>
          <text:p text:style-name="P10">Placeholders:<text:s/>gives the hint to what is to be inserted in a particular field of the form. It is there when the user has not started writing something in the input field. It is sometime also called dummy text. It is present temporarily.</text:p>
        </text:list-item>
        <text:list-item>
          <text:p text:style-name="P11">Placeholders:<text:s/>gives the hint to what is to be inserted in a particular field of the form. It is there when the user has not started writing something in the input field.<text:s/></text:p>
        </text:list-item>
        <text:list-item>
          <text:p text:style-name="P12">Required Attribute:helps in gathering of all the mandatory information that is there in the form. Without this it will not be possible to submit the form.<text:s/></text:p>
        </text:list-item>
        <text:list-item>
          <text:p text:style-name="P13">Email attribute:When in a form we write the<text:s/>type email ,<text:s/>then<text:s/>browser by itself gets the instruction from the code to write an email with the proper as well as valid format of writing an<text:s/>email.</text:p>
        </text:list-item>
        <text:list-item>
          <text:p text:style-name="P14">Time — This is used to display the current time and date on the website</text:p>
        </text:list-item>
        <text:list-item>
          <text:p text:style-name="P15">Meter – It indicates how much space on the storage drive is still available.</text:p>
        </text:list-item>
        <text:list-item>
          <text:p text:style-name="P16">Canvas-canvas is a rectangular area that may be used to conduct pixel-level operations such as drawing a line, box, circle, or executing graphics, among other<text:s/>things.</text:p>
        </text:list-item>
        <text:list-item>
          <text:p text:style-name="P17">Datalist:<text:s/>The &lt;datalist&gt; tag specifies a list of pre-defined options for an &lt;input&gt; element.Users will see a drop-down list of pre-defined options as they input data.</text:p>
        </text:list-item>
        <text:list-item>
          <text:p text:style-name="P18">Required Attribute:When present, it specifies that an input field must be filled out before submitting the form.</text:p>
        </text:list-item>
        <text:list-item>
          <text:p text:style-name="P19">Autocomplete attribute:</text:p>
        </text:list-item>
      </text:list>
      <text:p text:style-name="P20"><text:s/>specifies whether or not an input field should have autocomplete enabled.allows the browser to predict the value. When a user starts to type in a field, the browser should display options to fill in the field, based on earlier typed values</text:p>
      <text:list text:style-name="LFO4" text:continue-numbering="true">
        <text:list-item>
          <text:p text:style-name="P21">novalidate attribute:When present, it specifies thatThe &lt;input type="url"&gt; defines a field for entering a URL. <text:s/>The input value is automatically validated before the form can be submitteThe input value is automatically validated before the form can be submitted.</text:p>
        </text:list-item>
        <text:list-item>
          <text:p text:style-name="P22">Color: allows you to choose color.</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4">
      <text:list-level-style-bullet text:level="1" text:style-name="WW_CharLFO4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4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4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4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4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4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4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4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4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shwadha vishwadha sri</meta:initial-creator>
    <dc:creator>vishwadha vishwadha sri</dc:creator>
    <meta:creation-date>2022-03-08T13:40:00Z</meta:creation-date>
    <dc:date>2022-03-08T13:40:00Z</dc:date>
    <meta:template xlink:href="Normal.dotm" xlink:type="simple"/>
    <meta:editing-cycles>59</meta:editing-cycles>
    <meta:editing-duration>PT2100S</meta:editing-duration>
    <meta:document-statistic meta:page-count="1" meta:paragraph-count="7" meta:word-count="534" meta:character-count="3576" meta:row-count="25" meta:non-whitespace-character-count="3049"/>
  </office:meta>
</office:document-meta>
</file>